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uario (</text:p>
      <text:p text:style-name="Standard"><text:s text:c="4"/>id_usuario INT AUTO_INCREMENT PRIMARY KEY,</text:p>
      <text:p text:style-name="Standard"><text:s text:c="4"/>nombre_completo VARCHAR(100) NOT NULL,</text:p>
      <text:p text:style-name="Standard"><text:s text:c="4"/>email VARCHAR(45) NOT NULL UNIQUE,</text:p>
      <text:p text:style-name="Standard"><text:s text:c="4"/>contraseña VARCHAR(45) NOT NULL,</text:p>
      <text:p text:style-name="Standard"><text:s text:c="4"/>id_roles INT NOT NULL</text:p>
      <text:p text:style-name="Standard"><text:s text:c="4"/>);</text:p>
      <text:p text:style-name="Standard"><text:s text:c="4"/></text:p>
      <text:p text:style-name="Standard">CREATE TABLE roles (</text:p>
      <text:p text:style-name="Standard"><text:s text:c="4"/>id_roles INT AUTO_INCREMENT PRIMARY KEY,</text:p>
      <text:p text:style-name="Standard"><text:s text:c="4"/>nombre VARCHAR(45) NOT NULL</text:p>
      <text:p text:style-name="Standard"><text:s text:c="4"/>);</text:p>
      <text:p text:style-name="Standard"><text:s text:c="4"/></text:p>
      <text:p text:style-name="Standard">ALTER TABLE usuario</text:p>
      <text:p text:style-name="Standard">ADD CONSTRAINT fk_usuario_roles</text:p>
      <text:p text:style-name="Standard">FOREIGN KEY(id_roles) REFERENCES roles(id_roles);</text:p>
      <text:p text:style-name="Standard"/>
      <text:p text:style-name="Standard">CREATE TABLE noticias (</text:p>
      <text:p text:style-name="Standard"><text:s text:c="4"/>id_noticias INT AUTO_INCREMENT PRIMARY KEY,</text:p>
      <text:p text:style-name="Standard"><text:s text:c="4"/>nombre_noticia VARCHAR(100) NOT NULL,</text:p>
      <text:p text:style-name="Standard"><text:s text:c="4"/>titulo VARCHAR(100) NOT NULL,</text:p>
      <text:p text:style-name="Standard"><text:s text:c="4"/>contenido TEXT NOT NULL,</text:p>
      <text:p text:style-name="Standard"><text:s text:c="4"/>fecha DATE NOT NULL,</text:p>
      <text:p text:style-name="Standard"><text:s text:c="4"/>es_destacada TINYINT(1) DEFAULT 0,</text:p>
      <text:p text:style-name="Standard"><text:s text:c="4"/>id_usuario INT NOT NULL,</text:p>
      <text:p text:style-name="Standard"><text:s text:c="4"/>CONSTRAINT fk_noticias_usuario FOREIGN KEY (id_usuario) REFERENCES usuario(id_usuario)</text:p>
      <text:p text:style-name="Standard"><text:s text:c="4"/>);</text:p>
      <text:p text:style-name="Standard"><text:s text:c="4"/></text:p>
      <text:p text:style-name="Standard">CREATE TABLE eventos (</text:p>
      <text:p text:style-name="Standard"><text:s text:c="4"/>id_evento INT AUTO_INCREMENT PRIMARY KEY,</text:p>
      <text:p text:style-name="Standard"><text:s text:c="4"/>titulo VARCHAR(100) NOT NULL,</text:p>
      <text:p text:style-name="Standard"><text:s text:c="4"/>descripción VARCHAR(255) NOT NULL,</text:p>
      <text:p text:style-name="Standard"><text:s text:c="4"/>fecha DATE NOT NULL,</text:p>
      <text:p text:style-name="Standard"><text:s text:c="4"/>id_usuario INT NOT NULL,</text:p>
      <text:p text:style-name="Standard"><text:s text:c="4"/>CONSTRAINT fk_eventos_usuario FOREIGN KEY (id_usuario) REFERENCES usuario(id_usuario)</text:p>
      <text:p text:style-name="Standard"><text:s text:c="4"/>);</text:p>
      <text:p text:style-name="Standard"><text:s text:c="4"/></text:p>
      <text:p text:style-name="Standard">CREATE TABLE votacion (</text:p>
      <text:p text:style-name="Standard"><text:s text:c="4"/>id_votacion INT AUTO_INCREMENT PRIMARY KEY,</text:p>
      <text:p text:style-name="Standard"><text:s text:c="4"/>descripción VARCHAR(255) NOT NULL,</text:p>
      <text:p text:style-name="Standard"><text:s text:c="4"/>fecha_inicio DATETIME,</text:p>
      <text:p text:style-name="Standard"><text:s text:c="4"/>fecha_fin DATETIME,</text:p>
      <text:p text:style-name="Standard"><text:s text:c="4"/>id_usuario INT NOT NULL,</text:p>
      <text:p text:style-name="Standard"><text:s text:c="4"/>CONSTRAINT fk_votacion_usuario FOREIGN KEY (id_usuario) REFERENCES usuario(id_usuario)</text:p>
      <text:p text:style-name="Standard"><text:s text:c="4"/>);</text:p>
      <text:p text:style-name="Standard"><text:s text:c="4"/></text:p>
      <text:p text:style-name="Standard">CREATE TABLE voto (</text:p>
      <text:p text:style-name="Standard"><text:s text:c="4"/>id_voto INT AUTO_INCREMENT PRIMARY KEY,</text:p>
      <text:p text:style-name="Standard"><text:s text:c="4"/>id_usuario INT NOT NULL,</text:p>
      <text:p text:style-name="Standard"><text:soft-page-break/><text:s text:c="4"/>id_votacion INT NOT NULL,</text:p>
      <text:p text:style-name="Standard"><text:s text:c="4"/>opciones ENUM('Sí', 'No') NOT NULL DEFAULT 'Sí',</text:p>
      <text:p text:style-name="Standard"><text:s text:c="4"/>CONSTRAINT fk_voto_usuario FOREIGN KEY (id_usuario) REFERENCES usuario(id_usuario),</text:p>
      <text:p text:style-name="Standard"><text:s text:c="4"/>CONSTRAINT fk_voto_votacion FOREIGN KEY (id_votacion) REFERENCES votacion(id_votacion)</text:p>
      <text:p text:style-name="Standard"><text:s text:c="4"/>);</text:p>
      <text:p text:style-name="Standard"><text:s text:c="4"/></text:p>
      <text:p text:style-name="Standard">CREATE TABLE baneo (</text:p>
      <text:p text:style-name="Standard"><text:s text:c="4"/>id_baneo INT AUTO_INCREMENT PRIMARY KEY,</text:p>
      <text:p text:style-name="Standard"><text:s text:c="4"/>motivo VARCHAR(255) NOT NULL,</text:p>
      <text:p text:style-name="Standard"><text:s text:c="4"/>fecha_inicio DATETIME,</text:p>
      <text:p text:style-name="Standard"><text:s text:c="4"/>fecha_fin DATETIME,</text:p>
      <text:p text:style-name="Standard"><text:s text:c="4"/>id_usuario INT NOT NULL,</text:p>
      <text:p text:style-name="Standard"><text:s text:c="4"/>CONSTRAINT fk_baneo_usuario FOREIGN KEY(id_usuario) REFERENCES usuario(id_usuario)</text:p>
      <text:p text:style-name="Standard"><text:s text:c="4"/>);</text:p>
      <text:p text:style-name="Standard"><text:s text:c="4"/></text:p>
      <text:p text:style-name="Standard">CREATE TABLE respuesta (</text:p>
      <text:p text:style-name="Standard"><text:s text:c="4"/>id_respuesta INT AUTO_INCREMENT PRIMARY KEY,</text:p>
      <text:p text:style-name="Standard"><text:s text:c="4"/>contenido VARCHAR(255) NOT NULL,</text:p>
      <text:p text:style-name="Standard"><text:s text:c="4"/>fecha DATE NOT NULL,</text:p>
      <text:p text:style-name="Standard"><text:s text:c="4"/>id_hilo INT NOT NULL,</text:p>
      <text:p text:style-name="Standard"><text:s text:c="4"/>id_usuario INT NOT NULL,</text:p>
      <text:p text:style-name="Standard"><text:s text:c="4"/>CONSTRAINT fk_respuesta_usuario FOREIGN KEY(id_usuario) REFERENCES usuario(id_usuario)</text:p>
      <text:p text:style-name="Standard"><text:s text:c="4"/>);</text:p>
      <text:p text:style-name="Standard"><text:s text:c="4"/></text:p>
      <text:p text:style-name="Standard">CREATE TABLE hilo (</text:p>
      <text:p text:style-name="Standard"><text:s text:c="4"/>id_hilo INT AUTO_INCREMENT PRIMARY KEY,</text:p>
      <text:p text:style-name="Standard"><text:s text:c="4"/>titulo VARCHAR(100) NOT NULL,</text:p>
      <text:p text:style-name="Standard"><text:s text:c="4"/>fecha DATE NOT NULL,</text:p>
      <text:p text:style-name="Standard"><text:s text:c="4"/>id_foro INT NOT NULL,</text:p>
      <text:p text:style-name="Standard"><text:s text:c="4"/>id_usuario INT NOT NULL,</text:p>
      <text:p text:style-name="Standard"><text:s text:c="4"/>CONSTRAINT fk_hilo_usuario FOREIGN KEY(id_usuario) REFERENCES usuario(id_usuario)</text:p>
      <text:p text:style-name="Standard"><text:s text:c="4"/>);</text:p>
      <text:p text:style-name="Standard"><text:s text:c="4"/></text:p>
      <text:p text:style-name="Standard">ALTER TABLE respuesta</text:p>
      <text:p text:style-name="Standard">ADD CONSTRAINT fk_respuesta_hilo</text:p>
      <text:p text:style-name="Standard">FOREIGN KEY (id_hilo) REFERENCES hilo(id_hilo);</text:p>
      <text:p text:style-name="Standard"><text:s text:c="4"/></text:p>
      <text:p text:style-name="Standard">CREATE TABLE foro (</text:p>
      <text:p text:style-name="Standard"><text:s text:c="4"/>id_foro INT AUTO_INCREMENT PRIMARY KEY,</text:p>
      <text:p text:style-name="Standard"><text:s text:c="4"/>nombre VARCHAR(100)</text:p>
      <text:p text:style-name="Standard"><text:s text:c="4"/>);</text:p>
      <text:p text:style-name="Standard"><text:s text:c="4"/></text:p>
      <text:p text:style-name="Standard">ALTER TABLE hilo</text:p>
      <text:p text:style-name="Standard">ADD CONSTRAINT fk_hilo_foro</text:p>
      <text:p text:style-name="Standard">FOREIGN KEY (id_foro) REFERENCES foro(id_foro);</text:p>
      <text:p text:style-name="Standard"/>
      <text:p text:style-name="Standard">CREATE TABLE reserva_zona_comun (</text:p>
      <text:p text:style-name="Standard"><text:soft-page-break/><text:s text:c="4"/>id_reserva INT AUTO_INCREMENT PRIMARY KEY,</text:p>
      <text:p text:style-name="Standard"><text:s text:c="4"/>fecha_reserva DATETIME NOT NULL,</text:p>
      <text:p text:style-name="Standard"><text:s text:c="4"/>zona VARCHAR(100),</text:p>
      <text:p text:style-name="Standard"><text:s text:c="4"/>id_usuario INT NOT NULL,</text:p>
      <text:p text:style-name="Standard"><text:s text:c="4"/>CONSTRAINT fk_reserva_zona_comun_usuario FOREIGN KEY(id_usuario) REFERENCES usuario(id_usuario)</text:p>
      <text:p text:style-name="Standard"><text:s text:c="4"/>);</text:p>
      <text:p text:style-name="Standard"><text:s text:c="4"/></text:p>
      <text:p text:style-name="Standard">CREATE TABLE incidencia (</text:p>
      <text:p text:style-name="Standard"><text:s text:c="4"/>id_incidencia INT AUTO_INCREMENT PRIMARY KEY,</text:p>
      <text:p text:style-name="Standard"><text:s text:c="4"/>descripcion VARCHAR(255) NOT NULL,</text:p>
      <text:p text:style-name="Standard"><text:s text:c="4"/>id_usuario INT NOT NULL,</text:p>
      <text:p text:style-name="Standard"><text:s text:c="4"/>fecha_reporte DATETIME NOT NULL,</text:p>
      <text:p text:style-name="Standard"><text:s text:c="4"/>estado ENUM('Pendiente', 'En proceso', 'Resuelta') NOT NULL DEFAULT 'PENDIENTE',</text:p>
      <text:p text:style-name="Standard"><text:s text:c="4"/>CONSTRAINT fk_incidencia_usuario FOREIGN KEY(id_usuario) REFERENCES usuario(id_usuario)</text:p>
      <text:p text:style-name="Standard"><text:s text:c="4"/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00:45:56.686000000</meta:creation-date>
    <dc:date>2025-03-27T00:46:41.387000000</dc:date>
    <meta:editing-duration>PT44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109" meta:word-count="382" meta:character-count="3459" meta:non-whitespace-character-count="2822"/>
  </office:meta>
</office:document-meta>
</file>